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D5000003F648248610E6DF2FCB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13.91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2.488cm"/>
    </style:style>
    <style:style style:name="Tabla1.B" style:family="table-column">
      <style:table-column-properties style:column-width="2.011cm"/>
    </style:style>
    <style:style style:name="Tabla1.C" style:family="table-column">
      <style:table-column-properties style:column-width="2.514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officeooo:rsid="00073f14" officeooo:paragraph-rsid="00073f14"/>
    </style:style>
    <style:style style:name="P3" style:family="paragraph" style:parent-style-name="Table_20_Contents">
      <style:paragraph-properties fo:text-align="end" style:justify-single-word="false"/>
      <style:text-properties style:font-name="Arial1" officeooo:rsid="00089210" officeooo:paragraph-rsid="00089210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0pt" officeooo:rsid="00089210" officeooo:paragraph-rsid="00089210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1" fo:font-size="10pt" officeooo:rsid="00073f14" officeooo:paragraph-rsid="00073f14" style:font-size-asian="10pt" style:font-size-complex="10pt"/>
    </style:style>
    <style:style style:name="P6" style:family="paragraph" style:parent-style-name="Table_20_Contents">
      <style:text-properties style:font-name="Arial1" fo:font-size="10pt" officeooo:rsid="00073f14" officeooo:paragraph-rsid="00073f14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Arial1" fo:font-weight="bold" officeooo:rsid="00073f14" officeooo:paragraph-rsid="00073f1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073f14" officeooo:paragraph-rsid="00073f14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073f14" officeooo:paragraph-rsid="0010561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weight="bold" officeooo:rsid="00089210" officeooo:paragraph-rsid="0008921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paragraph-rsid="0010561f"/>
    </style:style>
    <style:style style:name="P1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1" fo:font-size="10.5pt" fo:font-weight="bold" officeooo:rsid="000a28b5" officeooo:paragraph-rsid="0010561f" style:font-size-asian="10.5pt" style:font-weight-asian="bold" style:font-size-complex="10.5pt" style:font-weight-complex="bold"/>
    </style:style>
    <style:style style:name="P13" style:family="paragraph" style:parent-style-name="Standard">
      <style:text-properties officeooo:rsid="00073f14" officeooo:paragraph-rsid="00073f14"/>
    </style:style>
    <style:style style:name="P14" style:family="paragraph" style:parent-style-name="Standard">
      <style:paragraph-properties fo:margin-left="0cm" fo:margin-right="0cm" fo:margin-top="0cm" fo:margin-bottom="0.049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073f14" officeooo:paragraph-rsid="0014bfa9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margin-left="0cm" fo:margin-right="0cm" fo:margin-top="0cm" fo:margin-bottom="0.049cm" loext:contextual-spacing="false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officeooo:paragraph-rsid="0014bfa9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16" style:family="paragraph" style:parent-style-name="Table_20_Contents" style:master-page-name="">
      <loext:graphic-properties draw:fill="none"/>
      <style:paragraph-properties fo:margin-left="0cm" fo:margin-right="-0.025cm" fo:margin-top="0.101cm" fo:margin-bottom="0.101cm" loext:contextual-spacing="false" fo:text-align="center" style:justify-single-word="false" fo:text-indent="0cm" style:auto-text-indent="false" style:page-number="auto" fo:background-color="transparent" style:vertical-align="middl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officeooo:rsid="0013dde6" officeooo:paragraph-rsid="0013dde6" style:font-name-asian="Arial" style:font-size-asian="10.5pt" style:font-style-asian="normal" style:font-weight-asian="bold" style:font-name-complex="Arial" style:font-size-complex="10.5pt" style:font-style-complex="normal" style:font-weight-complex="bold" style:text-emphasize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Arial2" fo:font-style="normal" fo:text-shadow="none" style:text-underline-style="none" officeooo:rsid="00073f14" style:font-name-asian="Arial" style:font-style-asian="normal" style:font-name-complex="Arial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use-window-font-color="true" style:font-name="Arial1" fo:font-weight="normal" style:font-weight-asian="normal" style:font-weight-complex="normal"/>
    </style:style>
    <style:style style:name="T3" style:family="text">
      <style:text-properties style:use-window-font-color="true" fo:font-weight="normal" style:font-weight-asian="normal" style:font-weight-complex="normal"/>
    </style:style>
    <style:style style:name="T4" style:family="text">
      <style:text-properties style:font-name="Arial1" fo:font-size="10.5pt" fo:font-weight="bold" officeooo:rsid="000a28b5" style:font-size-asian="10.5pt" style:font-weight-asian="bold" style:font-size-complex="10.5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6">FONDO PERMANENTE</text:p>
          </table:table-cell>
          <table:table-cell table:style-name="Tabla2.B1" office:value-type="string">
            <text:p text:style-name="P12">PARQUE DE LA SALUD DE LA PROVINCIA DE MISIONES DR. RAMÓN MADARIAGA - <text:span text:style-name="T1">LEY XVII - Nº 70</text:span></text:p>
          </table:table-cell>
        </table:table-row>
        <table:table-row>
          <table:table-cell table:style-name="Tabla2.A2" table:number-columns-spanned="2" office:value-type="string">
            <text:p text:style-name="P9"><text:text-input text:description="$titulo">$titulo</text:text-input>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1"><text:text-input text:description="$proveedor"/><text:span text:style-name="T4"><text:text-input text:description="$proveedor">$proveedor</text:text-input></text:span></text:p>
          </table:table-cell>
          <table:covered-table-cell/>
        </table:table-row>
      </table:table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8">PRODUCTO</text:p>
          </table:table-cell>
          <table:table-cell table:style-name="Tabla1.A2" office:value-type="string">
            <text:p text:style-name="P10">FECHA</text:p>
          </table:table-cell>
          <table:table-cell table:style-name="Tabla1.C2" office:value-type="string">
            <text:p text:style-name="P8">TOTAL</text:p>
          </table:table-cell>
        </table:table-row>
        <table:table-row>
          <table:table-cell table:style-name="Tabla1.A2" office:value-type="string">
            <text:p text:style-name="P6"><text:text-input text:description="@before-row#foreach($l in $listaFacturasLineas) ">@before-row#foreach($l in $listaFacturasLineas) </text:text-input><text:text-input text:description="$l.producto.nombre">$l.producto.nombre</text:text-input><text:text-input text:description="@after-row#end">@after-row#end</text:text-input></text:p>
          </table:table-cell>
          <table:table-cell table:style-name="Tabla1.A2" office:value-type="string">
            <text:p text:style-name="P4"><text:text-input text:description="$date.formatDate($l.factura.fecha_factura,&quot;dd/MM/yyyy&quot;)">$date.formatDate($l.factura.fecha_factura,"dd/MM/yyyy")</text:text-input></text:p>
          </table:table-cell>
          <table:table-cell table:style-name="Tabla1.C2" office:value-type="string">
            <text:p text:style-name="P5"><text:text-input text:description="$l.getTotalMoneda()">$l.getTotalMoneda()</text:text-input></text:p>
          </table:table-cell>
        </table:table-row>
        <table:table-row>
          <table:table-cell table:style-name="Tabla1.A2" table:number-columns-spanned="2" office:value-type="string">
            <text:p text:style-name="P7">TOTAL</text:p>
          </table:table-cell>
          <table:covered-table-cell/>
          <table:table-cell table:style-name="Tabla1.C2" office:value-type="string">
            <text:p text:style-name="P3"><text:text-input text:description="$totalMoneda">$totalMoneda</text:text-input></text:p>
          </table:table-cell>
        </table:table-row>
      </table:table>
      <text:p text:style-name="P13"/>
      <text:p text:style-name="P15">---------------------------------------------- <text:s text:c="70"/>----------------------------------------</text:p>
      <text:p text:style-name="P14"><text:span text:style-name="T2">Firma Encargado Patrimonio <text:s text:c="80"/></text:span><text:span text:style-name="T3">Firma Autoridad Superi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0.621cm" svg:y="-1.707cm" svg:width="2.538cm" svg:height="2.357cm" draw:z-index="0"><draw:image xlink:href="Pictures/10000000000003D5000003F648248610E6DF2FCB.jpg" xlink:type="simple" xlink:show="embed" xlink:actuate="onLoad"/></draw:frame></text:p>
      </style:header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8:40:07.300000000</meta:creation-date>
    <dc:date>2022-11-22T12:26:34.150593598</dc:date>
    <meta:editing-duration>PT7H56M36S</meta:editing-duration>
    <meta:editing-cycles>15</meta:editing-cycles>
    <meta:generator>LibreOffice/5.1.6.2$Linux_X86_64 LibreOffice_project/10m0$Build-2</meta:generator>
    <meta:document-statistic meta:table-count="2" meta:image-count="1" meta:object-count="0" meta:page-count="1" meta:paragraph-count="15" meta:word-count="61" meta:character-count="616" meta:non-whitespace-character-count="439"/>
  </office:meta>
</office:document-meta>
</file>